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hatch" draw:fill-color="#729fcf" draw:fill-hatch-name="Black_20_90_20_Degrees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none" draw:fill="hatch" draw:fill-color="#729fcf" draw:fill-hatch-name="Hatching_20_1" draw:fill-hatch-solid="false" draw:textarea-vertical-align="middle"/>
    </style:style>
    <style:style style:name="gr3" style:family="graphic" style:parent-style-name="objectwithoutfill">
      <style:graphic-properties svg:stroke-width="0.018cm" draw:marker-start-width="0.227cm" draw:marker-end-width="0.227cm" draw:fill="none" draw:fill-color="#729fcf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fill="none" draw:fill-color="#729fcf" draw:textarea-vertical-align="middle"/>
    </style:style>
    <style:style style:name="gr5" style:family="graphic" style:parent-style-name="standard">
      <style:graphic-properties svg:stroke-width="0.018cm" svg:stroke-color="#000000" draw:marker-start-width="0.227cm" draw:marker-end-width="0.227cm" draw:fill="hatch" draw:fill-color="#729fcf" draw:fill-hatch-name="Black_20_0_20_Degrees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05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1.102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1.019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="none" draw:fill-color="#729fcf" draw:textarea-horizontal-align="justify" draw:textarea-vertical-align="middle" draw:auto-grow-height="false" fo:min-height="0.123cm" fo:min-width="0cm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draw:marker-start-width="0.227cm" draw:marker-end="Small_20_Arrow" draw:marker-end-width="0.227cm" draw:fill="none" draw:fill-color="#729fcf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start="Small_20_Arrow" draw:marker-end="Small_20_Arrow" draw:fill="none" draw:fill-color="#729fcf" draw:textarea-vertical-align="middle"/>
    </style:style>
    <style:style style:name="P1" style:family="paragraph">
      <loext:graphic-properties draw:fill="hatch" draw:fill-color="#729fcf" draw:fill-hatch-name="Black_20_90_20_Degrees"/>
      <style:paragraph-properties fo:text-align="center"/>
    </style:style>
    <style:style style:name="P2" style:family="paragraph">
      <loext:graphic-properties draw:fill="hatch" draw:fill-color="#729fcf" draw:fill-hatch-name="Hatching_20_1" draw:fill-hatch-solid="fals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hatch" draw:fill-color="#729fcf" draw:fill-hatch-name="Black_20_0_20_Degrees"/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Bitstream Charter"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2.403cm" svg:height="2.403cm" draw:transform="rotate (0.785398163397448) translate (0.8cm 4.324cm)" svg:viewBox="0 0 2404 2404" draw:points="0,0 424,0 2404,1980 2404,2404">
          <text:p/>
        </draw:polygon>
        <draw:polygon draw:style-name="gr2" draw:text-style-name="P2" draw:layer="layout" svg:width="3.322cm" svg:height="3.322cm" draw:transform="rotate (-2.35619449019234) translate (4.85cm 4.674cm)" svg:viewBox="0 0 3323 3323" draw:points="2616,3111 2899,3111 3111,3323 3323,3111 3111,2899 2828,2899 424,495 424,212 212,0 0,212 212,424 212,707">
          <text:p/>
        </draw:polygon>
        <draw:polyline draw:style-name="gr3" draw:text-style-name="P3" draw:layer="layout" svg:width="4.399cm" svg:height="0.199cm" svg:x="0.3cm" svg:y="4.324cm" svg:viewBox="0 0 4400 200" draw:points="0,200 300,200 500,0 3900,0 4100,200 4400,200">
          <text:p/>
        </draw:polyline>
        <draw:line draw:style-name="gr4" draw:text-style-name="P3" draw:layer="layout" svg:x1="4.2cm" svg:y1="4.324cm" svg:x2="2.4cm" svg:y2="2.524cm">
          <text:p/>
        </draw:line>
        <draw:polygon draw:style-name="gr5" draw:text-style-name="P4" draw:layer="layout" svg:width="0.299cm" svg:height="3.499cm" svg:x="3.9cm" svg:y="0.824cm" svg:viewBox="0 0 300 3500" draw:points="300,3500 300,0 0,300 0,3200">
          <text:p/>
        </draw:polygon>
        <draw:line draw:style-name="gr4" draw:text-style-name="P3" draw:layer="layout" svg:x1="4.2cm" svg:y1="0.824cm" svg:x2="2.4cm" svg:y2="2.524cm">
          <text:p/>
        </draw:line>
        <draw:custom-shape draw:style-name="gr6" draw:text-style-name="P3" draw:layer="layout" svg:width="0.4cm" svg:height="0.3cm" svg:x="2.2cm" svg:y="2.3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097cm" svg:height="1.37cm" svg:x="2.354cm" svg:y="2.6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097cm" svg:height="1.287cm" draw:transform="rotate (1.5707963267949) translate (2.613cm 2.55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081cm" svg:height="0.373cm" svg:x="4.201cm" svg:y="2.314cm">
          <text:p/>
          <draw:enhanced-geometry svg:viewBox="0 0 21600 21600" draw:type="rectangle" draw:enhanced-path="M 0 0 L 21600 0 21600 21600 0 21600 0 0 Z N"/>
        </draw:custom-shape>
        <draw:path draw:style-name="gr10" draw:text-style-name="P3" draw:layer="layout" svg:width="0.368cm" svg:height="0.341cm" draw:transform="rotate (-2.48168366341074) translate (2.593cm 2.952cm)" svg:viewBox="0 0 369 342" svg:d="M0 0c223 58 369 342 369 342">
          <text:p/>
        </draw:path>
        <draw:path draw:style-name="gr10" draw:text-style-name="P3" draw:layer="layout" svg:width="0.618cm" svg:height="0.36cm" draw:transform="rotate (-2.60979083050712) translate (2.71800000064972cm 3.30300000110433cm)" svg:viewBox="0 0 619 361" svg:d="M0 0c341 0 619 342 619 342l-16 19">
          <text:p/>
        </draw:path>
        <draw:frame draw:style-name="gr11" draw:text-style-name="P5" draw:layer="layout" svg:width="0.76cm" svg:height="0.768cm" svg:x="4.105cm" svg:y="2.088cm">
          <draw:text-box>
            <text:p><text:span text:style-name="T1">A</text:span></text:p>
          </draw:text-box>
        </draw:frame>
        <draw:frame draw:style-name="gr11" draw:text-style-name="P5" draw:layer="layout" svg:width="0.752cm" svg:height="0.768cm" svg:x="4.011cm" svg:y="0.287cm">
          <draw:text-box>
            <text:p><text:span text:style-name="T1">B</text:span></text:p>
          </draw:text-box>
        </draw:frame>
        <draw:frame draw:style-name="gr11" draw:text-style-name="P5" draw:layer="layout" svg:width="0.756cm" svg:height="0.768cm" svg:x="4.037cm" svg:y="3.778cm">
          <draw:text-box>
            <text:p><text:span text:style-name="T1">C</text:span></text:p>
          </draw:text-box>
        </draw:frame>
        <draw:frame draw:style-name="gr11" draw:text-style-name="P5" draw:layer="layout" svg:width="0.803cm" svg:height="0.768cm" svg:x="1.843cm" svg:y="1.764cm">
          <draw:text-box>
            <text:p><text:span text:style-name="T1">O</text:span></text:p>
          </draw:text-box>
        </draw:frame>
        <draw:frame draw:style-name="gr11" draw:text-style-name="P5" draw:layer="layout" svg:width="0.922cm" svg:height="0.768cm" svg:x="2.269cm" svg:y="3.419cm">
          <draw:text-box>
            <text:p><text:span text:style-name="T1">O</text:span><text:span text:style-name="T2">0</text:span></text:p>
          </draw:text-box>
        </draw:frame>
        <draw:frame draw:style-name="gr11" draw:text-style-name="P5" draw:layer="layout" svg:width="0.977cm" svg:height="0.768cm" svg:x="1.459cm" svg:y="2.302cm">
          <draw:text-box>
            <text:p><text:span text:style-name="T1">ω</text:span><text:span text:style-name="T2">0</text:span></text:p>
          </draw:text-box>
        </draw:frame>
        <draw:frame draw:style-name="gr11" draw:text-style-name="P5" draw:layer="layout" svg:width="0.85cm" svg:height="0.768cm" svg:x="1.425cm" svg:y="2.916cm">
          <draw:text-box>
            <text:p><text:span text:style-name="T1">ε</text:span><text:span text:style-name="T2">0</text:span></text:p>
          </draw:text-box>
        </draw:frame>
        <draw:path draw:style-name="gr12" draw:text-style-name="P3" draw:layer="layout" svg:width="0.908cm" svg:height="0.47cm" draw:transform="rotate (1.0763445497049) translate (2.51343463244399cm 2.81149947101285cm)" svg:viewBox="0 0 909 471" svg:d="M0 471c611 0 909-471 909-471">
          <text:p/>
        </draw:path>
        <draw:frame draw:style-name="gr11" draw:text-style-name="P5" draw:layer="layout" svg:width="1.018cm" svg:height="0.768cm" svg:x="2.919cm" svg:y="1.763cm">
          <draw:text-box>
            <text:p><text:span text:style-name="T1">2</text:span><text:span text:style-name="T1">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hatch draw:name="Hatching_20_1" draw:display-name="Hatching 1" draw:style="single" draw:color="#000000" draw:distance="0.05cm" draw:rotation="31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7:13:43.891904137</meta:creation-date>
    <dc:date>2017-06-13T18:43:29.458162706</dc:date>
    <meta:editing-duration>PT8M43S</meta:editing-duration>
    <meta:editing-cycles>3</meta:editing-cycles>
    <meta:generator>LibreOffice/5.1.6.2$Linux_X86_64 LibreOffice_project/10m0$Build-2</meta:generator>
    <meta:document-statistic meta:object-count="21"/>
  </office:meta>
</office:document-meta>
</file>